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Scheherazade" fo:font-size="22pt" officeooo:rsid="00162f9a" officeooo:paragraph-rsid="00162f9a" style:font-size-asian="22pt" style:font-name-complex="Scheherazade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Scheherazade" fo:font-size="22pt" officeooo:rsid="0017ccbc" officeooo:paragraph-rsid="0017ccbc" style:font-size-asian="22pt" style:font-name-complex="Scheherazade" style:font-size-complex="22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Scheherazade" fo:font-size="22pt" officeooo:rsid="0018e296" officeooo:paragraph-rsid="0018e296" style:font-size-asian="22pt" style:font-name-complex="Scheherazade" style:font-size-complex="22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Scheherazade" fo:font-size="22pt" officeooo:rsid="001ad1c7" officeooo:paragraph-rsid="001ad1c7" style:font-size-asian="22pt" style:font-name-complex="Scheherazade" style:font-size-complex="22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5010" officeooo:paragraph-rsid="001b5010" style:font-size-asian="22pt" style:font-name-complex="Scheherazade" style:font-size-complex="22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ac53" officeooo:paragraph-rsid="001bac53" style:font-size-asian="22pt" style:font-name-complex="Scheherazade" style:font-size-complex="22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Scheherazade" fo:font-size="22pt" officeooo:rsid="001e6e9e" officeooo:paragraph-rsid="001e6e9e" style:font-size-asian="22pt" style:font-name-complex="Scheherazade" style:font-size-complex="22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Scheherazade" fo:font-size="22pt" officeooo:rsid="00202d1d" officeooo:paragraph-rsid="00202d1d" style:font-size-asian="22pt" style:font-name-complex="Scheherazade" style:font-size-complex="22pt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Scheherazade" fo:font-size="22pt" officeooo:rsid="001bac53" officeooo:paragraph-rsid="001bac53" style:font-size-asian="22pt" style:font-name-complex="Scheherazade" style:font-size-complex="22pt"/>
    </style:style>
    <style:style style:name="T1" style:family="text">
      <style:text-properties officeooo:rsid="0017ccbc"/>
    </style:style>
    <style:style style:name="T2" style:family="text">
      <style:text-properties officeooo:rsid="0018e296"/>
    </style:style>
    <style:style style:name="T3" style:family="text">
      <style:text-properties officeooo:rsid="001d8ce8"/>
    </style:style>
    <style:style style:name="T4" style:family="text">
      <style:text-properties officeooo:rsid="00202d1d"/>
    </style:style>
    <style:style style:name="T5" style:family="text">
      <style:text-properties officeooo:rsid="0021fe5f"/>
    </style:style>
    <style:style style:name="T6" style:family="text">
      <style:text-properties officeooo:rsid="00222bed"/>
    </style:style>
    <style:style style:name="T7" style:family="text">
      <style:text-properties officeooo:rsid="00229d76"/>
    </style:style>
    <style:style style:name="T8" style:family="text">
      <style:text-properties officeooo:rsid="00242713"/>
    </style:style>
    <style:style style:name="T9" style:family="text">
      <style:text-properties officeooo:rsid="0026199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52cf2" style:font-weight-asian="normal" style:font-weight-complex="normal"/>
    </style:style>
    <style:style style:name="T12" style:family="text">
      <style:text-properties fo:font-weight="normal" officeooo:rsid="00261990" style:font-weight-asian="normal" style:font-weight-complex="normal"/>
    </style:style>
    <style:style style:name="T13" style:family="text">
      <style:text-properties fo:font-weight="normal" officeooo:rsid="00279e5f" style:font-weight-asian="normal" style:font-weight-complex="normal"/>
    </style:style>
    <style:style style:name="T14" style:family="text">
      <style:text-properties officeooo:rsid="0026ce8d"/>
    </style:style>
    <style:style style:name="T15" style:family="text">
      <style:text-properties officeooo:rsid="0026d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فا</text:span><text:span text:style-name="T13">لَك</text:span> للسما<text:span text:style-name="T6">ل </text:span>القديم عن أيضا وَ<text:span text:style-name="T7">پَتَ</text:span> <text:span text:style-name="T1">أفيون ۔ اعني كَسُمْبَ ۔ تُوُلَ</text:span></text:p>
      <text:p text:style-name="P2">مُوْجَ ۔ اَعْنِي وِزَانِ وَ<text:span text:style-name="T7">رُپي</text:span> مُوْجَ ۔ نَتِنْدِ نُصُ رَطْلِ ۔ أكَسَلِّطِ پَمُوْجَ ڤِتُ</text:p>
      <text:p text:style-name="P2">ڤِوِلِ هِڤِ بَعْدَ يَكُوُ<text:span text:style-name="T2">نْدْشَ كُنْغُوَ نَ تِنْدِ ۔ اُكَڤِپُنْدَ حَتَ ڤِكَوَ كِتُ كِمُوْجَ ۔ تِنَ</text:span></text:p>
      <text:p text:style-name="P3">اُكَپَتَ ڤِتُنْ<text:span text:style-name="T7">غُ</text:span>وُ مَاجِ ڤِكُبْوَ ڤِكُبْوَ اُكَڤِتُوَ نْيَمَ <text:span text:style-name="T8">زَ</text:span>نْدَنِ <text:span text:style-name="T8">ڤِ</text:span>ك<text:span text:style-name="T8">َ</text:span>وَ كَمَ ڤِبُيُ كَمَ هِڤِ۔</text:p>
      <text:p text:style-name="P4">ا<text:span text:style-name="T8">َعن</text:span>ى ڤِكَ<text:span text:style-name="T8">وَ</text:span> وَ<text:span text:style-name="T8">زِ</text:span> ۔ تِنَ اُكَفُنْدِ<text:span text:style-name="T8">يَ</text:span> اِ<text:span text:style-name="T8">لِ تِنْدِ</text:span> اِ<text:span text:style-name="T8">لِيُ</text:span> پُنْدْوَ <text:span text:style-name="T8">نَ</text:span>ك<text:span text:style-name="T8">َ</text:span>سُمْبَ پَمُوْجَ ۔ نْدَنِ يَكِ ۔ بَسِ</text:p>
      <text:p text:style-name="P4">قَدِ <text:span text:style-name="T8">ڤِتُنْغُوُ</text:span> ڤِتَكَڤُ اِنِيَ ۔ تِنَ <text:span text:style-name="T8">اُ</text:span>كَزِبَ مِدُ مُوْنِ مْو<text:span text:style-name="T8">َكِ كْوَ نْيَمَ نَ ڤِتُنْغُوُ ۔ اَعْنِي</text:span></text:p>
      <text:p text:style-name="P5">ڤِ<text:span text:style-name="T8">وِ كَمَ حَڤِكُتُلِوَ كِتُ نْدَنِ يَكِ ۔ تِنَ اُكَپُنْدَ وُنغَ وَ نغَنُ ۔ كِتُنْغِ كَمَ شَاْمْكَتِ ۔ تِنَ</text:span></text:p>
      <text:p text:style-name="P6">اُكَكِڤِرِنْ<text:span text:style-name="T8">غِيَ</text:span> ڤِلِ ڤِتُنْ<text:span text:style-name="T8">غُوُ</text:span> ا<text:span text:style-name="T8">ُ</text:span>كَڤِزِبَ كَبِسَ ۔ كِشَ اُكَڤِتِيَ كَتِكَ مُوْتُ ۔ كَمَ كَتِكَ </text:p>
      <text:p text:style-name="P6"/>
      <text:p text:style-name="P6">تَنُوْرِ نَي<text:span text:style-name="T8">ُ</text:span> نْدِيُ بُوْرَ كُلِكُ مُوْتُ تُو ۔ حَتَى اُتَكَپُ <text:span text:style-name="T10">و</text:span><text:span text:style-name="T11">ُ</text:span><text:span text:style-name="T10">نَ و</text:span><text:span text:style-name="T12">ُلِ</text:span><text:span text:style-name="T10"> وُن</text:span><text:span text:style-name="T12">ْغَ</text:span><text:span text:style-name="T10"> وُمِ </text:span>اُ<text:span text:style-name="T9">نْغُوَ</text:span> وُتِ</text:p>
      <text:p text:style-name="P6">وَمِ <text:span text:style-name="T9">كُ</text:span>وَ مْوِوُسِ ۔ اُتُ<text:span text:style-name="T3">وِ كَتِكَ مُوْتُ ۔ نَوَقَتِ هُوُ اِتَكُوَ ڤِتُنْغُوُ ڤِمِ كْوِڤَ ۔ نَسِرِ يَكِ</text:span></text:p>
      <text:p text:style-name="P7">يُوْتِ اِمِ اِنْ<text:span text:style-name="T14">غِيَ</text:span> نْدَنِ يَا اِلِتِنْدِ اِل<text:span text:style-name="T14">ِ</text:span>يُ <text:span text:style-name="T14">فُنْ</text:span>دِ<text:span text:style-name="T14">وَ</text:span> نْدَنِ يَكِ پَمُوْجَ نَكَسُمْبَ ۔ اُكِشَ هِئُ </text:p>
      <text:p text:style-name="P7">وِكَ دَوَا هِيُ حَ<text:span text:style-name="T14">تَى</text:span> اِپُو<text:span text:style-name="T14">ِ</text:span> مُوْتُ اُيْوِ<text:span text:style-name="T14">كِ</text:span> مَحَ<text:span text:style-name="T14">لِ</text:span> پَزُوْرِ اِسِن<text:span text:style-name="T14">ْغِيِ</text:span> تَكَتَكَ ۔ كَمَ كَتِكَ تُوْپَ</text:p>
      <text:p text:style-name="P7"><text:span text:style-name="T10">مثل ۔</text:span> دَوَا هِي<text:span text:style-name="T14">ِ</text:span> ا<text:span text:style-name="T14">َ</text:span>كِتُمِيَ مْتُ <text:span text:style-name="T4">مْوِنَيِ السمال القديم حبة حبة ۔ اَصُبُحِ ۔ نَمْشَانَ</text:span></text:p>
      <text:p text:style-name="P8">نَجِو<text:span text:style-name="T14">ُ</text:span>نِ ۔ ان شاء الله تعالى كْوَ مُدَ وَ سِيْكُ شَاشِ كَمَ تَانُ اَوْ سَبَعَ ۔ اَپَتَ نَفْعٌ</text:p>
      <text:p text:style-name="P8">باذن الله تعالى ۔ نَقَدْرِ يَحَبّ<text:span text:style-name="T15">ه</text:span> مُوْجَ نِكَمَ حَبّ<text:span text:style-name="T15">َه</text:span> يَمْتَامَ ۔ پَمُوْجَ نَكُتَزَمَ حَالِ يَا</text:p>
      <text:p text:style-name="P8">مَڠُن<text:span text:style-name="T15">ْ</text:span>جَوَ ۔ نْ<text:span text:style-name="T15">غُ</text:span>ڤُ زَ<text:span text:style-name="T15">كِ</text:span> <text:span text:style-name="T5">نَوُضَعِيْفُ وَكِ ۔ اعنى اَكِوَ نَنْغَڤُ اَثَزِدِشَ كِدُڠُ فالله اعلم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28:00.660288029</meta:creation-date>
    <dc:date>2014-08-27T12:51:52.763043727</dc:date>
    <meta:editing-duration>PT3H44M4S</meta:editing-duration>
    <meta:editing-cycles>13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1" meta:paragraph-count="16" meta:word-count="243" meta:character-count="958" meta:non-whitespace-character-count="729"/>
  </office:meta>
</office:document-meta>
</file>